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944cm" fo:margin-left="-0.199cm" fo:margin-top="0cm" fo:margin-bottom="0cm" table:align="left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0.744cm"/>
    </style:style>
    <style:style style:name="Tabla1.C" style:family="table-column">
      <style:table-column-properties style:column-width="1.254cm"/>
    </style:style>
    <style:style style:name="Tabla1.D" style:family="table-column">
      <style:table-column-properties style:column-width="0.249cm"/>
    </style:style>
    <style:style style:name="Tabla1.E" style:family="table-column">
      <style:table-column-properties style:column-width="1cm"/>
    </style:style>
    <style:style style:name="Tabla1.G" style:family="table-column">
      <style:table-column-properties style:column-width="0.25cm"/>
    </style:style>
    <style:style style:name="Tabla1.I" style:family="table-column">
      <style:table-column-properties style:column-width="1.249cm"/>
    </style:style>
    <style:style style:name="Tabla1.J" style:family="table-column">
      <style:table-column-properties style:column-width="0.743cm"/>
    </style:style>
    <style:style style:name="Tabla1.K" style:family="table-column">
      <style:table-column-properties style:column-width="1.258cm"/>
    </style:style>
    <style:style style:name="Tabla1.L" style:family="table-column">
      <style:table-column-properties style:column-width="1.247cm"/>
    </style:style>
    <style:style style:name="Tabla1.O" style:family="table-column">
      <style:table-column-properties style:column-width="1.002cm"/>
    </style:style>
    <style:style style:name="Tabla1.P" style:family="table-column">
      <style:table-column-properties style:column-width="0.998cm"/>
    </style:style>
    <style:style style:name="Tabla1.Q" style:family="table-column">
      <style:table-column-properties style:column-width="1.0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a2" style:family="table">
      <style:table-properties style:width="3.942cm" fo:margin-left="-0.199cm" fo:margin-top="0cm" fo:margin-bottom="0cm" table:align="left" style:writing-mode="lr-tb"/>
    </style:style>
    <style:style style:name="Tabla2.A" style:family="table-column">
      <style:table-column-properties style:column-width="1.189cm"/>
    </style:style>
    <style:style style:name="Tabla2.B" style:family="table-column">
      <style:table-column-properties style:column-width="2.75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6.753cm" fo:margin-left="-0.51cm" fo:margin-top="0cm" fo:margin-bottom="0cm" table:align="left" style:writing-mode="lr-tb"/>
    </style:style>
    <style:style style:name="Tabla3.A" style:family="table-column">
      <style:table-column-properties style:column-width="1cm"/>
    </style:style>
    <style:style style:name="Tabla3.C" style:family="table-column">
      <style:table-column-properties style:column-width="0.998cm"/>
    </style:style>
    <style:style style:name="Tabla3.E" style:family="table-column">
      <style:table-column-properties style:column-width="0.744cm"/>
    </style:style>
    <style:style style:name="Tabla3.F" style:family="table-column">
      <style:table-column-properties style:column-width="0.254cm"/>
    </style:style>
    <style:style style:name="Tabla3.L" style:family="table-column">
      <style:table-column-properties style:column-width="1.998cm"/>
    </style:style>
    <style:style style:name="Tabla3.M" style:family="table-column">
      <style:table-column-properties style:column-width="0.75cm"/>
    </style:style>
    <style:style style:name="Tabla3.Q" style:family="table-column">
      <style:table-column-properties style:column-width="1.01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a4" style:family="table">
      <style:table-properties style:width="3.942cm" fo:margin-left="-0.199cm" fo:margin-top="0cm" fo:margin-bottom="0cm" table:align="left" style:writing-mode="lr-tb"/>
    </style:style>
    <style:style style:name="Tabla4.A" style:family="table-column">
      <style:table-column-properties style:column-width="1.189cm"/>
    </style:style>
    <style:style style:name="Tabla4.B" style:family="table-column">
      <style:table-column-properties style:column-width="2.75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6.753cm" fo:margin-left="-0.51cm" fo:margin-top="0cm" fo:margin-bottom="0cm" table:align="left" style:writing-mode="lr-tb"/>
    </style:style>
    <style:style style:name="Tabla5.A" style:family="table-column">
      <style:table-column-properties style:column-width="1cm"/>
    </style:style>
    <style:style style:name="Tabla5.B" style:family="table-column">
      <style:table-column-properties style:column-width="1.002cm"/>
    </style:style>
    <style:style style:name="Tabla5.C" style:family="table-column">
      <style:table-column-properties style:column-width="0.998cm"/>
    </style:style>
    <style:style style:name="Tabla5.E" style:family="table-column">
      <style:table-column-properties style:column-width="0.743cm"/>
    </style:style>
    <style:style style:name="Tabla5.F" style:family="table-column">
      <style:table-column-properties style:column-width="0.256cm"/>
    </style:style>
    <style:style style:name="Tabla5.J" style:family="table-column">
      <style:table-column-properties style:column-width="1.007cm"/>
    </style:style>
    <style:style style:name="Tabla5.K" style:family="table-column">
      <style:table-column-properties style:column-width="1.743cm"/>
    </style:style>
    <style:style style:name="Tabla5.N" style:family="table-column">
      <style:table-column-properties style:column-width="1.249cm"/>
    </style:style>
    <style:style style:name="Tabla5.O" style:family="table-column">
      <style:table-column-properties style:column-width="1.251cm"/>
    </style:style>
    <style:style style:name="Tabla5.P" style:family="table-column">
      <style:table-column-properties style:column-width="1.51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a6" style:family="table">
      <style:table-properties style:width="3.942cm" fo:margin-left="-0.199cm" fo:margin-top="0cm" fo:margin-bottom="0cm" table:align="left" style:writing-mode="lr-tb"/>
    </style:style>
    <style:style style:name="Tabla6.A" style:family="table-column">
      <style:table-column-properties style:column-width="1.189cm"/>
    </style:style>
    <style:style style:name="Tabla6.B" style:family="table-column">
      <style:table-column-properties style:column-width="2.75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8pt" fo:language="en" fo:country="US" style:font-size-asian="8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.752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en" fo:country="US" style:font-size-asian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en" fo:country="US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en" fo:country="US" style:font-size-asian="6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en" fo:country="US" fo:font-weight="bold" style:font-size-asian="6pt" style:font-weight-asian="bold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8ef12" officeooo:paragraph-rsid="0008ef12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able_20_Contents">
      <style:paragraph-properties fo:text-align="center" style:justify-single-word="false"/>
      <style:text-properties fo:font-size="6pt" fo:language="en" fo:country="US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6pt" fo:language="en" fo:country="US"/>
    </style:style>
    <style:style style:name="T2" style:family="text">
      <style:text-properties fo:font-size="6pt" fo:language="en" fo:country="US" fo:font-weight="bold" style:font-size-asian="6pt" style:font-weight-asian="bold"/>
    </style:style>
    <style:style style:name="T3" style:family="text">
      <style:text-properties fo:font-size="6pt" fo:language="en" fo:country="US" fo:font-weight="bold" style:font-size-asian="6pt" style:font-weight-asian="bold" style:font-size-complex="6pt"/>
    </style:style>
    <style:style style:name="T4" style:family="text">
      <style:text-properties fo:font-size="6pt" fo:language="en" fo:country="US" fo:font-weight="bold" officeooo:rsid="000776e3" style:font-size-asian="6pt" style:font-weight-asian="bold"/>
    </style:style>
    <style:style style:name="T5" style:family="text">
      <style:text-properties fo:font-size="6pt" fo:language="en" fo:country="US" style:font-size-asian="6pt"/>
    </style:style>
    <style:style style:name="T6" style:family="text">
      <style:text-properties fo:font-size="6pt" fo:language="en" fo:country="US" style:font-size-asian="6pt" style:font-size-complex="6pt"/>
    </style:style>
    <style:style style:name="T7" style:family="text">
      <style:text-properties fo:font-size="6pt" fo:language="en" fo:country="US" officeooo:rsid="0008ef12" style:font-size-asian="6pt" style:font-size-complex="6pt"/>
    </style:style>
    <style:style style:name="T8" style:family="text">
      <style:text-properties fo:font-size="6pt" fo:language="en" fo:country="US" officeooo:rsid="000776e3" style:font-size-asian="6pt"/>
    </style:style>
    <style:style style:name="T9" style:family="text">
      <style:text-properties fo:font-size="6pt" fo:font-weight="bold" style:font-size-asian="6pt" style:font-weight-asian="bold"/>
    </style:style>
    <style:style style:name="T10" style:family="text">
      <style:text-properties fo:font-size="6pt" fo:language="en" fo:country="GB" fo:font-weight="bold" style:font-size-asian="6pt" style:font-weight-asian="bold"/>
    </style:style>
    <style:style style:name="T11" style:family="text">
      <style:text-properties fo:font-size="8pt" fo:language="en" fo:country="US" style:font-size-asian="8pt"/>
    </style:style>
    <style:style style:name="T12" style:family="text">
      <style:text-properties fo:font-size="5pt" fo:language="en" fo:country="US" style:font-size-asian="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ROC 2-39.7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E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E" table:number-columns-repeated="2"/>
        <table:table-column table:style-name="Tabla1.O"/>
        <table:table-column table:style-name="Tabla1.P"/>
        <table:table-column table:style-name="Tabla1.Q"/>
        <table:table-row table:style-name="Tabla1.1">
          <table:table-cell table:style-name="Tabla1.A1" table:number-columns-spanned="2" office:value-type="string">
            <text:p text:style-name="P2"><text:span text:style-name="T3">DIST THR</text:span></text:p>
          </table:table-cell>
          <table:covered-table-cell/>
          <table:table-cell table:style-name="Tabla1.A1" office:value-type="string">
            <text:p text:style-name="P2"><text:span text:style-name="T6">5 NM</text:span></text:p>
          </table:table-cell>
          <table:table-cell table:style-name="Tabla1.A1" table:number-columns-spanned="2" office:value-type="string">
            <text:p text:style-name="P2"><text:span text:style-name="T6">4 NM</text:span></text:p>
          </table:table-cell>
          <table:covered-table-cell/>
          <table:table-cell table:style-name="Tabla1.A1" office:value-type="string">
            <text:p text:style-name="P2"><text:span text:style-name="T6">3 NM</text:span></text:p>
          </table:table-cell>
          <table:table-cell table:style-name="Tabla1.A1" table:number-columns-spanned="2" office:value-type="string">
            <text:p text:style-name="P2"><text:span text:style-name="T6">2 NM</text:span></text:p>
          </table:table-cell>
          <table:covered-table-cell/>
          <table:table-cell table:style-name="Tabla1.A1" office:value-type="string">
            <text:p text:style-name="P2"><text:span text:style-name="T6">1NM</text:span></text:p>
          </table:table-cell>
          <table:table-cell table:style-name="Tabla1.A1" table:number-columns-spanned="2" office:value-type="string">
            <text:p text:style-name="P2"><text:span text:style-name="T3">GS</text:span></text:p>
          </table:table-cell>
          <table:covered-table-cell/>
          <table:table-cell table:style-name="Tabla1.A1" office:value-type="string">
            <text:p text:style-name="P2"><text:span text:style-name="T2">KT</text:span></text:p>
          </table:table-cell>
          <table:table-cell table:style-name="Tabla1.A1" office:value-type="string">
            <text:p text:style-name="P2"><text:span text:style-name="T2">80</text:span></text:p>
          </table:table-cell>
          <table:table-cell table:style-name="Tabla1.A1" office:value-type="string">
            <text:p text:style-name="P2"><text:span text:style-name="T2">110</text:span></text:p>
          </table:table-cell>
          <table:table-cell table:style-name="Tabla1.A1" office:value-type="string">
            <text:p text:style-name="P2"><text:span text:style-name="T2">140</text:span></text:p>
          </table:table-cell>
          <table:table-cell table:style-name="Tabla1.A1" office:value-type="string">
            <text:p text:style-name="P2"><text:span text:style-name="T2">170</text:span></text:p>
          </table:table-cell>
          <table:table-cell table:style-name="Tabla1.A1" office:value-type="string">
            <text:p text:style-name="P2"><text:span text:style-name="T2">200</text:span></text:p>
          </table:table-cell>
        </table:table-row>
        <table:table-row table:style-name="Tabla1.1">
          <table:table-cell table:style-name="Tabla1.A1" table:number-columns-spanned="2" office:value-type="string">
            <text:p text:style-name="P2"><text:span text:style-name="T3">ALT</text:span></text:p>
          </table:table-cell>
          <table:covered-table-cell/>
          <table:table-cell table:style-name="Tabla1.A1" office:value-type="string">
            <text:p text:style-name="P2"><text:span text:style-name="T6">4 578’</text:span></text:p>
          </table:table-cell>
          <table:table-cell table:style-name="Tabla1.A1" table:number-columns-spanned="2" office:value-type="string">
            <text:p text:style-name="P2"><text:span text:style-name="T6">4 258’</text:span></text:p>
          </table:table-cell>
          <table:covered-table-cell/>
          <table:table-cell table:style-name="Tabla1.A1" office:value-type="string">
            <text:p text:style-name="P2"><text:span text:style-name="T6">3 941’</text:span></text:p>
          </table:table-cell>
          <table:table-cell table:style-name="Tabla1.A1" table:number-columns-spanned="2" office:value-type="string">
            <text:p text:style-name="P2"><text:span text:style-name="T6">3 623’</text:span></text:p>
          </table:table-cell>
          <table:covered-table-cell/>
          <table:table-cell table:style-name="Tabla1.A1" office:value-type="string">
            <text:p text:style-name="P2"><text:span text:style-name="T6">3 305’</text:span></text:p>
          </table:table-cell>
          <table:table-cell table:style-name="Tabla1.A1" table:number-columns-spanned="2" office:value-type="string">
            <text:p text:style-name="P2"><text:span text:style-name="T3">FAF-THR07 6.3NM</text:span></text:p>
          </table:table-cell>
          <table:covered-table-cell/>
          <table:table-cell table:style-name="Tabla1.A1" office:value-type="string">
            <text:p text:style-name="P2"><text:span text:style-name="T5">Min:sec</text:span></text:p>
          </table:table-cell>
          <table:table-cell table:style-name="Tabla1.A1" office:value-type="string">
            <text:p text:style-name="P2"><text:span text:style-name="T5">4:43</text:span></text:p>
          </table:table-cell>
          <table:table-cell table:style-name="Tabla1.A1" office:value-type="string">
            <text:p text:style-name="P2"><text:span text:style-name="T5">3:26</text:span></text:p>
          </table:table-cell>
          <table:table-cell table:style-name="Tabla1.A1" office:value-type="string">
            <text:p text:style-name="P2"><text:span text:style-name="T5">2:42</text:span></text:p>
          </table:table-cell>
          <table:table-cell table:style-name="Tabla1.A1" office:value-type="string">
            <text:p text:style-name="P2"><text:span text:style-name="T5">2:13</text:span></text:p>
          </table:table-cell>
          <table:table-cell table:style-name="Tabla1.A1" office:value-type="string">
            <text:p text:style-name="P2"><text:span text:style-name="T5">1:53</text:span></text:p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table:number-columns-spanned="8" office:value-type="string">
            <text:p text:style-name="P2"><text:span text:style-name="T2">Straight in Landing RWY 07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2"><text:span text:style-name="T3">Rate of descent (5.2%)</text:span></text:p>
          </table:table-cell>
          <table:covered-table-cell/>
          <table:table-cell table:style-name="Tabla1.A1" office:value-type="string">
            <text:p text:style-name="P2"><text:span text:style-name="T5">ft/min</text:span></text:p>
          </table:table-cell>
          <table:table-cell table:style-name="Tabla1.A1" office:value-type="string">
            <text:p text:style-name="P2"><text:span text:style-name="T5">426</text:span></text:p>
          </table:table-cell>
          <table:table-cell table:style-name="Tabla1.A1" office:value-type="string">
            <text:p text:style-name="P2"><text:span text:style-name="T6">586</text:span></text:p>
          </table:table-cell>
          <table:table-cell table:style-name="Tabla1.A1" office:value-type="string">
            <text:p text:style-name="P2"><text:span text:style-name="T6">746</text:span></text:p>
          </table:table-cell>
          <table:table-cell table:style-name="Tabla1.A1" office:value-type="string">
            <text:p text:style-name="P2"><text:span text:style-name="T6">906</text:span></text:p>
          </table:table-cell>
          <table:table-cell table:style-name="Tabla1.A1" office:value-type="string">
            <text:p text:style-name="P2"><text:span text:style-name="T6">1065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2">CAT</text:span></text:p>
          </table:table-cell>
          <table:table-cell table:style-name="Tabla1.A1" table:number-columns-spanned="3" office:value-type="string">
            <text:p text:style-name="P2"><text:span text:style-name="T2">LNAV MDA</text:span></text:p>
            <text:p text:style-name="P2"><text:span text:style-name="T2">(M.A. 4.</text:span><text:span text:style-name="T4">0</text:span><text:span text:style-name="T2">%)</text:span></text:p>
          </table:table-cell>
          <table:covered-table-cell/>
          <table:covered-table-cell/>
          <table:table-cell table:style-name="Tabla1.A1" table:number-columns-spanned="3" office:value-type="string">
            <text:p text:style-name="P2"><text:span text:style-name="T2">LNAV MDA</text:span></text:p>
            <text:p text:style-name="P2"><text:span text:style-name="T2">(M.A. </text:span><text:span text:style-name="T4">2</text:span><text:span text:style-name="T2">.</text:span><text:span text:style-name="T4">5</text:span><text:span text:style-name="T2">%)</text:span></text:p>
          </table:table-cell>
          <table:covered-table-cell/>
          <table:covered-table-cell/>
          <table:table-cell table:style-name="Tabla1.A1" table:number-columns-spanned="2" office:value-type="string">
            <text:p text:style-name="P2"><text:span text:style-name="T9">LNAV/VNAV DA</text:span></text:p>
            <text:p text:style-name="P2"><text:span text:style-name="T9">NA </text:span><text:span text:style-name="T10">below</text:span><text:span text:style-name="T9"> -15°C</text:span></text:p>
          </table:table-cell>
          <table:covered-table-cell/>
          <table:table-cell table:style-name="Tabla1.A1" office:value-type="string">
            <text:p text:style-name="P2"><text:span text:style-name="T2">CAT</text:span></text:p>
          </table:table-cell>
          <table:table-cell table:style-name="Tabla1.A1" table:number-columns-spanned="5" office:value-type="string">
            <text:p text:style-name="P2"><text:span text:style-name="T2">CIRCLING</text:span></text:p>
          </table:table-cell>
          <table:covered-table-cell/>
          <table:covered-table-cell/>
          <table:covered-table-cell/>
          <table:covered-table-cell/>
          <table:table-cell table:style-name="Tabla1.A1" table:number-rows-spanned="5" table:number-columns-spanned="2" office:value-type="string">
            <text:p text:style-name="P2"><text:span text:style-name="T2">AVERAGE</text:span></text:p>
            <text:p text:style-name="P2"><text:span text:style-name="T2">TEMP</text:span></text:p>
            <text:p text:style-name="P2"><text:span text:style-name="T2">28° C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<text:span text:style-name="T2">A</text:span></text:p>
          </table:table-cell>
          <table:table-cell table:style-name="Tabla1.A1" table:number-rows-spanned="4" table:number-columns-spanned="3" office:value-type="string">
            <text:p text:style-name="P2"><text:span text:style-name="T5">3 300’ (364’)</text:span></text:p>
            <text:p text:style-name="P2"><text:span text:style-name="T5">CEILING - VISIBILITY</text:span></text:p>
            <text:p text:style-name="P2"><text:span text:style-name="T5">500’ <text:s/>- <text:s/>2 800 m</text:span></text:p>
          </table:table-cell>
          <table:covered-table-cell/>
          <table:covered-table-cell/>
          <table:table-cell table:style-name="Tabla1.A1" table:number-rows-spanned="4" table:number-columns-spanned="3" office:value-type="string">
            <text:p text:style-name="P2"><text:span text:style-name="T5">3 950’ (1014’)</text:span></text:p>
            <text:p text:style-name="P2"><text:span text:style-name="T5">CEILING - VISIBILITY</text:span></text:p>
            <text:p text:style-name="P2"><text:span text:style-name="T5">1 200’ <text:s/>- <text:s/>2 800 m</text:span></text:p>
          </table:table-cell>
          <table:covered-table-cell/>
          <table:covered-table-cell/>
          <table:table-cell table:style-name="Tabla1.A1" table:number-rows-spanned="4" table:number-columns-spanned="2" office:value-type="string">
            <text:p text:style-name="P2"><text:span text:style-name="T5">3 300’ (364’) </text:span></text:p>
            <text:p text:style-name="P2"><text:span text:style-name="T5">M.A. 4.</text:span><text:span text:style-name="T8">0</text:span><text:span text:style-name="T5">%</text:span></text:p>
            <text:p text:style-name="P2"><text:span text:style-name="T5">CEILING - VISIBILITY</text:span></text:p>
            <text:p text:style-name="P2"><text:span text:style-name="T5">500’ <text:s/>- <text:s/>2 800 m</text:span></text:p>
          </table:table-cell>
          <table:covered-table-cell/>
          <table:table-cell table:style-name="Tabla1.A1" office:value-type="string">
            <text:p text:style-name="P2"><text:span text:style-name="T2">A</text:span></text:p>
          </table:table-cell>
          <table:table-cell table:style-name="Tabla1.A1" table:number-columns-spanned="5" office:value-type="string">
            <text:p text:style-name="P2"><text:span text:style-name="T6">3 800’ <text:s/>(7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2"><text:span text:style-name="T2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2"><text:span text:style-name="T2">B</text:span></text:p>
          </table:table-cell>
          <table:table-cell table:style-name="Tabla1.A1" table:number-columns-spanned="5" office:value-type="string">
            <text:p text:style-name="P2"><text:span text:style-name="T6">4 100’ (1 0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2"><text:span text:style-name="T2">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2"><text:span text:style-name="T2">C</text:span></text:p>
          </table:table-cell>
          <table:table-cell table:style-name="Tabla1.A1" table:number-columns-spanned="5" office:value-type="string">
            <text:p text:style-name="P2"><text:span text:style-name="T6">4 800’ (1 7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2"><text:span text:style-name="T2">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2"><text:span text:style-name="T2">D</text:span></text:p>
          </table:table-cell>
          <table:table-cell table:style-name="Tabla1.A1" table:number-columns-spanned="5" office:value-type="string">
            <text:p text:style-name="P2"><text:span text:style-name="T6">5 800’ (2 7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<text:span text:style-name="T6">FIX</text:span></text:p>
          </table:table-cell>
          <table:table-cell table:style-name="Tabla2.A1" office:value-type="string">
            <text:p text:style-name="P2"><text:span text:style-name="T6">COORDINATES</text:span></text:p>
          </table:table-cell>
        </table:table-row>
        <table:table-row table:style-name="Tabla2.1">
          <table:table-cell table:style-name="Tabla2.A1" office:value-type="string">
            <text:p text:style-name="P3"><text:span text:style-name="T6">TARCO</text:span></text:p>
          </table:table-cell>
          <table:table-cell table:style-name="Tabla2.A1" office:value-type="string">
            <text:p text:style-name="P2"><text:span text:style-name="T6">094747.8N <text:s text:c="2"/>0844221.6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RODEO</text:span></text:p>
          </table:table-cell>
          <table:table-cell table:style-name="Tabla2.A1" office:value-type="string">
            <text:p text:style-name="P2"><text:span text:style-name="T6">094605.7N <text:s text:c="3"/>0841925.2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2</text:span></text:p>
          </table:table-cell>
          <table:table-cell table:style-name="Tabla2.A1" office:value-type="string">
            <text:p text:style-name="P2"><text:span text:style-name="T6">095541.2N <text:s text:c="2"/>0842304.5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3</text:span></text:p>
          </table:table-cell>
          <table:table-cell table:style-name="Tabla2.A1" office:value-type="string">
            <text:p text:style-name="P2"><text:span text:style-name="T6">095706.4N <text:s text:c="3"/>0841917.0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4</text:span></text:p>
          </table:table-cell>
          <table:table-cell table:style-name="Tabla2.A1" office:value-type="string">
            <text:p text:style-name="P2"><text:span text:style-name="T6">095813.5N <text:s text:c="2"/>0841617.6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5</text:span></text:p>
          </table:table-cell>
          <table:table-cell table:style-name="Tabla2.A1" office:value-type="string">
            <text:p text:style-name="P8"><text:span text:style-name="T6">095859.78N 0841414.20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6</text:span></text:p>
          </table:table-cell>
          <table:table-cell table:style-name="Tabla2.A1" office:value-type="string">
            <text:p text:style-name="P2"><text:span text:style-name="T6">100026.3N <text:s text:c="2"/>0841022.8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7</text:span></text:p>
          </table:table-cell>
          <table:table-cell table:style-name="Tabla2.A1" office:value-type="string">
            <text:p text:style-name="P2"><text:span text:style-name="T6">100034.3N <text:s text:c="3"/>0840403.3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8</text:span></text:p>
          </table:table-cell>
          <table:table-cell table:style-name="Tabla2.A1" office:value-type="string">
            <text:p text:style-name="P2"><text:span text:style-name="T6">095540.2N <text:s text:c="2"/>0840356.9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OC109</text:span></text:p>
          </table:table-cell>
          <table:table-cell table:style-name="Tabla2.A1" office:value-type="string">
            <text:p text:style-name="P2"><text:span text:style-name="T6">095338.8N <text:s text:c="3"/>0841420.1W</text:span></text:p>
          </table:table-cell>
        </table:table-row>
        <table:table-row table:style-name="Tabla2.1">
          <table:table-cell table:style-name="Tabla2.A1" office:value-type="string">
            <text:p text:style-name="P2"><text:span text:style-name="T6">TIAGO</text:span></text:p>
          </table:table-cell>
          <table:table-cell table:style-name="Tabla2.A1" office:value-type="string">
            <text:p text:style-name="P2"><text:span text:style-name="T6">095052.8N <text:s text:c="2"/></text:span><text:span text:style-name="T7">0842114.4W</text:span></text:p>
          </table:table-cell>
        </table:table-row>
      </table:table>
      <text:p text:style-name="P1"/>
      <text:p text:style-name="P1"/>
      <text:p text:style-name="Standard">MROC 2-39.9</text:p>
      <table:table table:name="Tabla3" table:style-name="Tabla3">
        <table:table-column table:style-name="Tabla3.A" table:number-columns-repeated="2"/>
        <table:table-column table:style-name="Tabla3.C" table:number-columns-repeated="2"/>
        <table:table-column table:style-name="Tabla3.E"/>
        <table:table-column table:style-name="Tabla3.F"/>
        <table:table-column table:style-name="Tabla3.C" table:number-columns-repeated="5"/>
        <table:table-column table:style-name="Tabla3.L"/>
        <table:table-column table:style-name="Tabla3.M"/>
        <table:table-column table:style-name="Tabla3.C" table:number-columns-repeated="3"/>
        <table:table-column table:style-name="Tabla3.Q"/>
        <table:table-row table:style-name="Tabla3.1">
          <table:table-cell table:style-name="Tabla3.A1" office:value-type="string">
            <text:p text:style-name="P2"><text:span text:style-name="T3">DIST THR</text:span></text:p>
          </table:table-cell>
          <table:table-cell table:style-name="Tabla3.A1" office:value-type="string">
            <text:p text:style-name="P2"><text:span text:style-name="T3">9 NM</text:span></text:p>
          </table:table-cell>
          <table:table-cell table:style-name="Tabla3.A1" office:value-type="string">
            <text:p text:style-name="P2"><text:span text:style-name="T3">8 NM</text:span></text:p>
          </table:table-cell>
          <table:table-cell table:style-name="Tabla3.A1" office:value-type="string">
            <text:p text:style-name="P2"><text:span text:style-name="T3">7 NM</text:span></text:p>
          </table:table-cell>
          <table:table-cell table:style-name="Tabla3.A1" table:number-columns-spanned="2" office:value-type="string">
            <text:p text:style-name="P2"><text:span text:style-name="T3">6 NM</text:span></text:p>
          </table:table-cell>
          <table:covered-table-cell/>
          <table:table-cell table:style-name="Tabla3.A1" office:value-type="string">
            <text:p text:style-name="P2"><text:span text:style-name="T3">5 NM</text:span></text:p>
          </table:table-cell>
          <table:table-cell table:style-name="Tabla3.A1" office:value-type="string">
            <text:p text:style-name="P2"><text:span text:style-name="T3">4 NM</text:span></text:p>
          </table:table-cell>
          <table:table-cell table:style-name="Tabla3.A1" office:value-type="string">
            <text:p text:style-name="P2"><text:span text:style-name="T3">3 NM</text:span></text:p>
          </table:table-cell>
          <table:table-cell table:style-name="Tabla3.A1" office:value-type="string">
            <text:p text:style-name="P2"><text:span text:style-name="T3">2 NM</text:span></text:p>
          </table:table-cell>
          <table:table-cell table:style-name="Tabla3.A1" office:value-type="string">
            <text:p text:style-name="P2"><text:span text:style-name="T3">1 NM</text:span></text:p>
          </table:table-cell>
          <table:table-cell table:style-name="Tabla3.A1" office:value-type="string">
            <text:p text:style-name="P2"><text:span text:style-name="T3">GS</text:span></text:p>
          </table:table-cell>
          <table:table-cell table:style-name="Tabla3.A1" office:value-type="string">
            <text:p text:style-name="P2"><text:span text:style-name="T2">KT</text:span></text:p>
          </table:table-cell>
          <table:table-cell table:style-name="Tabla3.A1" office:value-type="string">
            <text:p text:style-name="P2"><text:span text:style-name="T2">80</text:span></text:p>
          </table:table-cell>
          <table:table-cell table:style-name="Tabla3.A1" office:value-type="string">
            <text:p text:style-name="P2"><text:span text:style-name="T2">110</text:span></text:p>
          </table:table-cell>
          <table:table-cell table:style-name="Tabla3.A1" office:value-type="string">
            <text:p text:style-name="P2"><text:span text:style-name="T2">140</text:span></text:p>
          </table:table-cell>
          <table:table-cell table:style-name="Tabla3.A1" office:value-type="string">
            <text:p text:style-name="P2"><text:span text:style-name="T2">170</text:span></text:p>
          </table:table-cell>
        </table:table-row>
        <table:table-row table:style-name="Tabla3.1">
          <table:table-cell table:style-name="Tabla3.A1" office:value-type="string">
            <text:p text:style-name="P2"><text:span text:style-name="T3">ALT</text:span></text:p>
          </table:table-cell>
          <table:table-cell table:style-name="Tabla3.A1" office:value-type="string">
            <text:p text:style-name="P2"><text:span text:style-name="T6">5 973’</text:span></text:p>
          </table:table-cell>
          <table:table-cell table:style-name="Tabla3.A1" office:value-type="string">
            <text:p text:style-name="P2"><text:span text:style-name="T6">5 655’</text:span></text:p>
          </table:table-cell>
          <table:table-cell table:style-name="Tabla3.A1" office:value-type="string">
            <text:p text:style-name="P2"><text:span text:style-name="T6">5 336’</text:span></text:p>
          </table:table-cell>
          <table:table-cell table:style-name="Tabla3.A1" table:number-columns-spanned="2" office:value-type="string">
            <text:p text:style-name="P2"><text:span text:style-name="T6">5 018’</text:span></text:p>
          </table:table-cell>
          <table:covered-table-cell/>
          <table:table-cell table:style-name="Tabla3.A1" office:value-type="string">
            <text:p text:style-name="P2"><text:span text:style-name="T6">4 700’</text:span></text:p>
          </table:table-cell>
          <table:table-cell table:style-name="Tabla3.A1" office:value-type="string">
            <text:p text:style-name="P2"><text:span text:style-name="T6">4 381’</text:span></text:p>
          </table:table-cell>
          <table:table-cell table:style-name="Tabla3.A1" office:value-type="string">
            <text:p text:style-name="P2"><text:span text:style-name="T6">4 064’</text:span></text:p>
          </table:table-cell>
          <table:table-cell table:style-name="Tabla3.A1" office:value-type="string">
            <text:p text:style-name="P2"><text:span text:style-name="T6">3 744’</text:span></text:p>
          </table:table-cell>
          <table:table-cell table:style-name="Tabla3.A1" office:value-type="string">
            <text:p text:style-name="P2"><text:span text:style-name="T6">3 426’</text:span></text:p>
          </table:table-cell>
          <table:table-cell table:style-name="Tabla3.A1" office:value-type="string">
            <text:p text:style-name="P2"><text:span text:style-name="T3">OC305-THR25 11.3NM</text:span></text:p>
          </table:table-cell>
          <table:table-cell table:style-name="Tabla3.A1" office:value-type="string">
            <text:p text:style-name="P2"><text:span text:style-name="T5">Min</text:span></text:p>
            <text:p text:style-name="P2"><text:span text:style-name="T5">sec</text:span></text:p>
          </table:table-cell>
          <table:table-cell table:style-name="Tabla3.A1" office:value-type="string">
            <text:p text:style-name="P2"><text:span text:style-name="T5">8:29</text:span></text:p>
          </table:table-cell>
          <table:table-cell table:style-name="Tabla3.A1" office:value-type="string">
            <text:p text:style-name="P2"><text:span text:style-name="T5">7:00</text:span></text:p>
          </table:table-cell>
          <table:table-cell table:style-name="Tabla3.A1" office:value-type="string">
            <text:p text:style-name="P2"><text:span text:style-name="T5">4:51</text:span></text:p>
          </table:table-cell>
          <table:table-cell table:style-name="Tabla3.A1" office:value-type="string">
            <text:p text:style-name="P2"><text:span text:style-name="T5">3:59</text:span></text:p>
          </table:table-cell>
        </table:table-row>
        <table:table-row table:style-name="Tabla3.1">
          <table:table-cell table:style-name="Tabla3.A1" office:value-type="string">
            <text:p text:style-name="P4"/>
          </table:table-cell>
          <table:table-cell table:style-name="Tabla3.A1" table:number-columns-spanned="8" office:value-type="string">
            <text:p text:style-name="P2"><text:span text:style-name="T2">RF SEGMEN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table:number-columns-spanned="2" office:value-type="string">
            <text:p text:style-name="P7"/>
          </table:table-cell>
          <table:covered-table-cell/>
          <table:table-cell table:style-name="Tabla3.A1" office:value-type="string">
            <text:p text:style-name="P2"><text:span text:style-name="T3">Rate of descend 5.2%</text:span></text:p>
          </table:table-cell>
          <table:table-cell table:style-name="Tabla3.A1" office:value-type="string">
            <text:p text:style-name="P2"><text:span text:style-name="T5">Ft</text:span></text:p>
            <text:p text:style-name="P2"><text:span text:style-name="T5">min</text:span></text:p>
          </table:table-cell>
          <table:table-cell table:style-name="Tabla3.A1" office:value-type="string">
            <text:p text:style-name="P2"><text:span text:style-name="T6">429</text:span></text:p>
          </table:table-cell>
          <table:table-cell table:style-name="Tabla3.A1" office:value-type="string">
            <text:p text:style-name="P2"><text:span text:style-name="T6">591</text:span></text:p>
          </table:table-cell>
          <table:table-cell table:style-name="Tabla3.A1" office:value-type="string">
            <text:p text:style-name="P2"><text:span text:style-name="T6">752</text:span></text:p>
          </table:table-cell>
          <table:table-cell table:style-name="Tabla3.A1" office:value-type="string">
            <text:p text:style-name="P2"><text:span text:style-name="T6">913</text:span></text:p>
          </table:table-cell>
        </table:table-row>
        <table:table-row table:style-name="Tabla3.1">
          <table:table-cell table:style-name="Tabla3.A1" office:value-type="string">
            <text:p text:style-name="P2"><text:span text:style-name="T2">CAT</text:span></text:p>
          </table:table-cell>
          <table:table-cell table:style-name="Tabla3.A1" table:number-columns-spanned="4" office:value-type="string">
            <text:p text:style-name="P2"><text:span text:style-name="T2">RNP 0.3</text:span></text:p>
          </table:table-cell>
          <table:covered-table-cell/>
          <table:covered-table-cell/>
          <table:covered-table-cell/>
          <table:table-cell table:style-name="Tabla3.A1" table:number-columns-spanned="4" office:value-type="string">
            <text:p text:style-name="P2"><text:span text:style-name="T9">RNP 0.15</text:span></text:p>
          </table:table-cell>
          <table:covered-table-cell/>
          <table:covered-table-cell/>
          <table:covered-table-cell/>
          <table:table-cell table:style-name="Tabla3.A1" office:value-type="string">
            <text:p text:style-name="P2"><text:span text:style-name="T2">CAT</text:span></text:p>
          </table:table-cell>
          <table:table-cell table:style-name="Tabla3.A1" table:number-columns-spanned="4" office:value-type="string">
            <text:p text:style-name="P2"><text:span text:style-name="T2">CIRCLING</text:span></text:p>
          </table:table-cell>
          <table:covered-table-cell/>
          <table:covered-table-cell/>
          <table:covered-table-cell/>
          <table:table-cell table:style-name="Tabla3.A1" table:number-rows-spanned="5" table:number-columns-spanned="3" office:value-type="string">
            <text:p text:style-name="P2"><text:span text:style-name="T2">RNP Authorization Required</text:span></text:p>
            <text:p text:style-name="P2"><text:span text:style-name="T2">GPS Required</text:span></text:p>
            <text:p text:style-name="P2"><text:span text:style-name="T2">RF Segment Required</text:span></text:p>
            <text:p text:style-name="P2"><text:span text:style-name="T2">Not available below 0° C or above 28° C</text:span></text:p>
          </table:table-cell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2"><text:span text:style-name="T2">A</text:span></text:p>
          </table:table-cell>
          <table:table-cell table:style-name="Tabla3.A1" table:number-rows-spanned="4" table:number-columns-spanned="4" office:value-type="string">
            <text:p text:style-name="P2"><text:span text:style-name="T5">3 547’ (490’)</text:span></text:p>
            <text:p text:style-name="P2"><text:span text:style-name="T5">CEILING - VISIBILITY</text:span></text:p>
            <text:p text:style-name="P2"><text:span text:style-name="T5">600’ <text:s/>- <text:s/>2 800 m</text:span></text:p>
          </table:table-cell>
          <table:covered-table-cell/>
          <table:covered-table-cell/>
          <table:covered-table-cell/>
          <table:table-cell table:style-name="Tabla3.A1" table:number-rows-spanned="4" table:number-columns-spanned="4" office:value-type="string">
            <text:p text:style-name="P2"><text:span text:style-name="T5">3 457’ (400’)</text:span></text:p>
            <text:p text:style-name="P2"><text:span text:style-name="T5">CEILING - VISIBILITY</text:span></text:p>
            <text:p text:style-name="P2"><text:span text:style-name="T5">500’ <text:s/>- <text:s/>2 800 m</text:span></text:p>
          </table:table-cell>
          <table:covered-table-cell/>
          <table:covered-table-cell/>
          <table:covered-table-cell/>
          <table:table-cell table:style-name="Tabla3.A1" office:value-type="string">
            <text:p text:style-name="P2"><text:span text:style-name="T2">A</text:span></text:p>
          </table:table-cell>
          <table:table-cell table:style-name="Tabla3.A1" table:number-columns-spanned="4" office:value-type="string">
            <text:p text:style-name="P2"><text:span text:style-name="T6">3 800’ <text:s/>(7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2"><text:span text:style-name="T2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office:value-type="string">
            <text:p text:style-name="P2"><text:span text:style-name="T2">B</text:span></text:p>
          </table:table-cell>
          <table:table-cell table:style-name="Tabla3.A1" table:number-columns-spanned="4" office:value-type="string">
            <text:p text:style-name="P2"><text:span text:style-name="T6">4 100’ (1 0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2"><text:span text:style-name="T2">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office:value-type="string">
            <text:p text:style-name="P2"><text:span text:style-name="T2">C</text:span></text:p>
          </table:table-cell>
          <table:table-cell table:style-name="Tabla3.A1" table:number-columns-spanned="4" office:value-type="string">
            <text:p text:style-name="P2"><text:span text:style-name="T6">4 800’ (1 7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2"><text:span text:style-name="T2">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office:value-type="string">
            <text:p text:style-name="P2"><text:span text:style-name="T2">D</text:span></text:p>
          </table:table-cell>
          <table:table-cell table:style-name="Tabla3.A1" table:number-columns-spanned="4" office:value-type="string">
            <text:p text:style-name="P2"><text:span text:style-name="T6">5 800’ (2 779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<text:span text:style-name="T6">FIX</text:span></text:p>
          </table:table-cell>
          <table:table-cell table:style-name="Tabla4.A1" office:value-type="string">
            <text:p text:style-name="P2"><text:span text:style-name="T6">COORDINATES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RODEO</text:span></text:p>
          </table:table-cell>
          <table:table-cell table:style-name="Tabla4.A1" office:value-type="string">
            <text:p text:style-name="P2"><text:span text:style-name="T6">094605.7N <text:s text:c="3"/>0841925.2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02</text:span></text:p>
          </table:table-cell>
          <table:table-cell table:style-name="Tabla4.A1" office:value-type="string">
            <text:p text:style-name="P2"><text:span text:style-name="T6">094913.6N <text:s text:c="2"/>0841847.6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03</text:span></text:p>
          </table:table-cell>
          <table:table-cell table:style-name="Tabla4.A1" office:value-type="string">
            <text:p text:style-name="P2"><text:span text:style-name="T6">094827.8N <text:s text:c="2"/>0841455.2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04</text:span></text:p>
          </table:table-cell>
          <table:table-cell table:style-name="Tabla4.A1" office:value-type="string">
            <text:p text:style-name="P2"><text:span text:style-name="T6">095204.5N <text:s text:c="2"/>0841626.7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05</text:span></text:p>
          </table:table-cell>
          <table:table-cell table:style-name="Tabla4.A1" office:value-type="string">
            <text:p text:style-name="P2"><text:span text:style-name="T6">095555.0N <text:s text:c="2"/>0840710.9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07</text:span></text:p>
          </table:table-cell>
          <table:table-cell table:style-name="Tabla4.A1" office:value-type="string">
            <text:p text:style-name="P2"><text:span text:style-name="T6">095823.1N <text:s text:c="2"/>0840813.3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08</text:span></text:p>
          </table:table-cell>
          <table:table-cell table:style-name="Tabla4.A1" office:value-type="string">
            <text:p text:style-name="P2"><text:span text:style-name="T6">100053.3N <text:s text:c="2"/>0840910.4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THR25</text:span></text:p>
          </table:table-cell>
          <table:table-cell table:style-name="Tabla4.A1" office:value-type="string">
            <text:p text:style-name="P2"><text:span text:style-name="T6">095955.28 N 0841145.81W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T6">OC310</text:span></text:p>
          </table:table-cell>
          <table:table-cell table:style-name="Tabla4.A1" office:value-type="string">
            <text:p text:style-name="P2"><text:span text:style-name="T6">095236.5N <text:s text:c="2"/>0843117.0W</text:span></text:p>
          </table:table-cell>
        </table:table-row>
      </table:table>
      <text:p text:style-name="P1"/>
      <text:p text:style-name="Standard">MROC 2-39.11</text:p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column table:style-name="Tabla5.F"/>
        <table:table-column table:style-name="Tabla5.C" table:number-columns-repeated="3"/>
        <table:table-column table:style-name="Tabla5.J"/>
        <table:table-column table:style-name="Tabla5.K"/>
        <table:table-column table:style-name="Tabla5.C" table:number-columns-repeated="2"/>
        <table:table-column table:style-name="Tabla5.N"/>
        <table:table-column table:style-name="Tabla5.O"/>
        <table:table-column table:style-name="Tabla5.P"/>
        <table:table-row table:style-name="Tabla5.1">
          <table:table-cell table:style-name="Tabla5.A1" table:number-columns-spanned="2" office:value-type="string">
            <text:p text:style-name="P2"><text:span text:style-name="T3">DIST THR</text:span></text:p>
          </table:table-cell>
          <table:covered-table-cell/>
          <table:table-cell table:style-name="Tabla5.A1" office:value-type="string">
            <text:p text:style-name="P2"><text:span text:style-name="T3">6 NM</text:span></text:p>
          </table:table-cell>
          <table:table-cell table:style-name="Tabla5.A1" office:value-type="string">
            <text:p text:style-name="P2"><text:span text:style-name="T3">5 NM</text:span></text:p>
          </table:table-cell>
          <table:table-cell table:style-name="Tabla5.A1" table:number-columns-spanned="2" office:value-type="string">
            <text:p text:style-name="P2"><text:span text:style-name="T3">4 NM</text:span></text:p>
          </table:table-cell>
          <table:covered-table-cell/>
          <table:table-cell table:style-name="Tabla5.A1" office:value-type="string">
            <text:p text:style-name="P2"><text:span text:style-name="T3">3 NM</text:span></text:p>
          </table:table-cell>
          <table:table-cell table:style-name="Tabla5.A1" office:value-type="string">
            <text:p text:style-name="P2"><text:span text:style-name="T3">2 NM</text:span></text:p>
          </table:table-cell>
          <table:table-cell table:style-name="Tabla5.A1" office:value-type="string">
            <text:p text:style-name="P2"><text:span text:style-name="T3">1 NM</text:span></text:p>
          </table:table-cell>
          <table:table-cell table:style-name="Tabla5.A1" table:number-columns-spanned="2" office:value-type="string">
            <text:p text:style-name="P2"><text:span text:style-name="T3">GS</text:span></text:p>
          </table:table-cell>
          <table:covered-table-cell/>
          <table:table-cell table:style-name="Tabla5.A1" office:value-type="string">
            <text:p text:style-name="P2"><text:span text:style-name="T2">KT</text:span></text:p>
          </table:table-cell>
          <table:table-cell table:style-name="Tabla5.A1" office:value-type="string">
            <text:p text:style-name="P2"><text:span text:style-name="T2">80</text:span></text:p>
          </table:table-cell>
          <table:table-cell table:style-name="Tabla5.A1" office:value-type="string">
            <text:p text:style-name="P2"><text:span text:style-name="T2">110</text:span></text:p>
          </table:table-cell>
          <table:table-cell table:style-name="Tabla5.A1" office:value-type="string">
            <text:p text:style-name="P2"><text:span text:style-name="T2">140</text:span></text:p>
          </table:table-cell>
          <table:table-cell table:style-name="Tabla5.A1" office:value-type="string">
            <text:p text:style-name="P2"><text:span text:style-name="T2">170</text:span></text:p>
          </table:table-cell>
        </table:table-row>
        <table:table-row table:style-name="Tabla5.1">
          <table:table-cell table:style-name="Tabla5.A1" table:number-columns-spanned="2" office:value-type="string">
            <text:p text:style-name="P2"><text:span text:style-name="T3">ALT</text:span></text:p>
          </table:table-cell>
          <table:covered-table-cell/>
          <table:table-cell table:style-name="Tabla5.A1" office:value-type="string">
            <text:p text:style-name="P2"><text:span text:style-name="T6">5 018’</text:span></text:p>
          </table:table-cell>
          <table:table-cell table:style-name="Tabla5.A1" office:value-type="string">
            <text:p text:style-name="P2"><text:span text:style-name="T6">4 700’</text:span></text:p>
          </table:table-cell>
          <table:table-cell table:style-name="Tabla5.A1" table:number-columns-spanned="2" office:value-type="string">
            <text:p text:style-name="P2"><text:span text:style-name="T6">4 381’</text:span></text:p>
          </table:table-cell>
          <table:covered-table-cell/>
          <table:table-cell table:style-name="Tabla5.A1" office:value-type="string">
            <text:p text:style-name="P2"><text:span text:style-name="T6">4 064’</text:span></text:p>
          </table:table-cell>
          <table:table-cell table:style-name="Tabla5.A1" office:value-type="string">
            <text:p text:style-name="P2"><text:span text:style-name="T6">3 744’</text:span></text:p>
          </table:table-cell>
          <table:table-cell table:style-name="Tabla5.A1" office:value-type="string">
            <text:p text:style-name="P2"><text:span text:style-name="T6">3 426’</text:span></text:p>
          </table:table-cell>
          <table:table-cell table:style-name="Tabla5.A1" table:number-columns-spanned="2" office:value-type="string">
            <text:p text:style-name="P2"><text:span text:style-name="T3">OC306-THR25 6.9NM</text:span></text:p>
          </table:table-cell>
          <table:covered-table-cell/>
          <table:table-cell table:style-name="Tabla5.A1" office:value-type="string">
            <text:p text:style-name="P2"><text:span text:style-name="T12">Min</text:span></text:p>
            <text:p text:style-name="P2"><text:span text:style-name="T12">sec</text:span></text:p>
          </table:table-cell>
          <table:table-cell table:style-name="Tabla5.A1" office:value-type="string">
            <text:p text:style-name="P2"><text:span text:style-name="T5">5:11</text:span></text:p>
          </table:table-cell>
          <table:table-cell table:style-name="Tabla5.A1" office:value-type="string">
            <text:p text:style-name="P2"><text:span text:style-name="T5">3:46</text:span></text:p>
          </table:table-cell>
          <table:table-cell table:style-name="Tabla5.A1" office:value-type="string">
            <text:p text:style-name="P2"><text:span text:style-name="T5">2:57</text:span></text:p>
          </table:table-cell>
          <table:table-cell table:style-name="Tabla5.A1" office:value-type="string">
            <text:p text:style-name="P2"><text:span text:style-name="T5">2:26</text:span></text:p>
          </table:table-cell>
        </table:table-row>
        <table:table-row table:style-name="Tabla5.1">
          <table:table-cell table:style-name="Tabla5.A1" office:value-type="string">
            <text:p text:style-name="P4"/>
          </table:table-cell>
          <table:table-cell table:style-name="Tabla5.A1" table:number-columns-spanned="8" office:value-type="string">
            <text:p text:style-name="P2"><text:span text:style-name="T2">RF <text:s/>FINAL <text:s/>SEGMEN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1" table:number-columns-spanned="2" office:value-type="string">
            <text:p text:style-name="P2"><text:span text:style-name="T3">Rate of descend 5.2%</text:span></text:p>
          </table:table-cell>
          <table:covered-table-cell/>
          <table:table-cell table:style-name="Tabla5.A1" office:value-type="string">
            <text:p text:style-name="P2"><text:span text:style-name="T12">Ft</text:span></text:p>
            <text:p text:style-name="P2"><text:span text:style-name="T12">min</text:span></text:p>
          </table:table-cell>
          <table:table-cell table:style-name="Tabla5.A1" office:value-type="string">
            <text:p text:style-name="P2"><text:span text:style-name="T6">433</text:span></text:p>
          </table:table-cell>
          <table:table-cell table:style-name="Tabla5.A1" office:value-type="string">
            <text:p text:style-name="P2"><text:span text:style-name="T6">595</text:span></text:p>
          </table:table-cell>
          <table:table-cell table:style-name="Tabla5.A1" office:value-type="string">
            <text:p text:style-name="P2"><text:span text:style-name="T6">758</text:span></text:p>
          </table:table-cell>
          <table:table-cell table:style-name="Tabla5.A1" office:value-type="string">
            <text:p text:style-name="P2"><text:span text:style-name="T6">921</text:span></text:p>
          </table:table-cell>
        </table:table-row>
        <table:table-row table:style-name="Tabla5.1">
          <table:table-cell table:style-name="Tabla5.A1" office:value-type="string">
            <text:p text:style-name="P2"><text:span text:style-name="T2">CAT</text:span></text:p>
          </table:table-cell>
          <table:table-cell table:style-name="Tabla5.A1" table:number-columns-spanned="4" office:value-type="string">
            <text:p text:style-name="P2"><text:span text:style-name="T2">RNP 0.3</text:span></text:p>
          </table:table-cell>
          <table:covered-table-cell/>
          <table:covered-table-cell/>
          <table:covered-table-cell/>
          <table:table-cell table:style-name="Tabla5.A1" table:number-columns-spanned="4" office:value-type="string">
            <text:p text:style-name="P2"><text:span text:style-name="T9">RNP 0.15</text:span></text:p>
          </table:table-cell>
          <table:covered-table-cell/>
          <table:covered-table-cell/>
          <table:covered-table-cell/>
          <table:table-cell table:style-name="Tabla5.A1" office:value-type="string">
            <text:p text:style-name="P2"><text:span text:style-name="T2">CAT</text:span></text:p>
          </table:table-cell>
          <table:table-cell table:style-name="Tabla5.A1" table:number-columns-spanned="3" office:value-type="string">
            <text:p text:style-name="P2"><text:span text:style-name="T2">CIRCLING</text:span></text:p>
          </table:table-cell>
          <table:covered-table-cell/>
          <table:covered-table-cell/>
          <table:table-cell table:style-name="Tabla5.A1" table:number-rows-spanned="5" table:number-columns-spanned="3" office:value-type="string">
            <text:p text:style-name="P2"><text:span text:style-name="T2">RNP Authorization Required</text:span></text:p>
            <text:p text:style-name="P2"><text:span text:style-name="T2">GPS Required</text:span></text:p>
            <text:p text:style-name="P2"><text:span text:style-name="T2">RF Segment Required</text:span></text:p>
            <text:p text:style-name="P2"><text:span text:style-name="T2">Not available below 0° C or above 28° C</text:span></text:p>
          </table:table-cell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2"><text:span text:style-name="T2">A</text:span></text:p>
          </table:table-cell>
          <table:table-cell table:style-name="Tabla5.A1" table:number-rows-spanned="4" table:number-columns-spanned="4" office:value-type="string">
            <text:p text:style-name="P2"><text:span text:style-name="T5">3 547’ (490’)</text:span></text:p>
            <text:p text:style-name="P2"><text:span text:style-name="T5">CEILING - VISIBILITY</text:span></text:p>
            <text:p text:style-name="P2"><text:span text:style-name="T5">600’ <text:s/>- <text:s/>2 800 m</text:span></text:p>
          </table:table-cell>
          <table:covered-table-cell/>
          <table:covered-table-cell/>
          <table:covered-table-cell/>
          <table:table-cell table:style-name="Tabla5.A1" table:number-rows-spanned="4" table:number-columns-spanned="4" office:value-type="string">
            <text:p text:style-name="P2"><text:span text:style-name="T5">3 457’ (400’)</text:span></text:p>
            <text:p text:style-name="P2"><text:span text:style-name="T5">CEILING - VISIBILITY</text:span></text:p>
            <text:p text:style-name="P2"><text:span text:style-name="T5">500’ <text:s/>- <text:s/>2 800 m</text:span></text:p>
          </table:table-cell>
          <table:covered-table-cell/>
          <table:covered-table-cell/>
          <table:covered-table-cell/>
          <table:table-cell table:style-name="Tabla5.A1" office:value-type="string">
            <text:p text:style-name="P2"><text:span text:style-name="T2">A</text:span></text:p>
          </table:table-cell>
          <table:table-cell table:style-name="Tabla5.A1" table:number-columns-spanned="3" office:value-type="string">
            <text:p text:style-name="P2"><text:span text:style-name="T6">3 800’ <text:s/>(779’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2"><text:span text:style-name="T2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1" office:value-type="string">
            <text:p text:style-name="P2"><text:span text:style-name="T2">B</text:span></text:p>
          </table:table-cell>
          <table:table-cell table:style-name="Tabla5.A1" table:number-columns-spanned="3" office:value-type="string">
            <text:p text:style-name="P2"><text:span text:style-name="T6">4 100’ (1 079’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2"><text:span text:style-name="T2">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1" office:value-type="string">
            <text:p text:style-name="P2"><text:span text:style-name="T2">C</text:span></text:p>
          </table:table-cell>
          <table:table-cell table:style-name="Tabla5.A1" table:number-columns-spanned="3" office:value-type="string">
            <text:p text:style-name="P2"><text:span text:style-name="T6">4 800’ (1 779’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2"><text:span text:style-name="T2">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1" office:value-type="string">
            <text:p text:style-name="P2"><text:span text:style-name="T2">D</text:span></text:p>
          </table:table-cell>
          <table:table-cell table:style-name="Tabla5.A1" table:number-columns-spanned="3" office:value-type="string">
            <text:p text:style-name="P2"><text:span text:style-name="T6">5 800’ (2 779’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"><text:span text:style-name="T6">FIX</text:span></text:p>
          </table:table-cell>
          <table:table-cell table:style-name="Tabla6.A1" office:value-type="string">
            <text:p text:style-name="P2"><text:span text:style-name="T6">COORDINATES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PARAI</text:span></text:p>
          </table:table-cell>
          <table:table-cell table:style-name="Tabla6.A1" office:value-type="string">
            <text:p text:style-name="P2"><text:span text:style-name="T6">095054.5N <text:s text:c="2"/>0835013.2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12</text:span></text:p>
          </table:table-cell>
          <table:table-cell table:style-name="Tabla6.A1" office:value-type="string">
            <text:p text:style-name="P2"><text:span text:style-name="T6">095321.9N <text:s text:c="2"/>0840116.4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13</text:span></text:p>
          </table:table-cell>
          <table:table-cell table:style-name="Tabla6.A1" office:value-type="string">
            <text:p text:style-name="P2"><text:span text:style-name="T6">095630.8N <text:s text:c="2"/>0840033.7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14</text:span></text:p>
          </table:table-cell>
          <table:table-cell table:style-name="Tabla6.A1" office:value-type="string">
            <text:p text:style-name="P2"><text:span text:style-name="T6">095502.5N <text:s text:c="2"/>0840327.4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06</text:span></text:p>
          </table:table-cell>
          <table:table-cell table:style-name="Tabla6.A1" office:value-type="string">
            <text:p text:style-name="P2"><text:span text:style-name="T6">095936.4N <text:s text:c="2"/>0840549.2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07</text:span></text:p>
          </table:table-cell>
          <table:table-cell table:style-name="Tabla6.A1" office:value-type="string">
            <text:p text:style-name="P2"><text:span text:style-name="T6">095808.4N <text:s text:c="2"/>0840734.2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08</text:span></text:p>
          </table:table-cell>
          <table:table-cell table:style-name="Tabla6.A1" office:value-type="string">
            <text:p text:style-name="P2"><text:span text:style-name="T6">100053.3N <text:s text:c="2"/>0840910.4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THR25</text:span></text:p>
          </table:table-cell>
          <table:table-cell table:style-name="Tabla6.A1" office:value-type="string">
            <text:p text:style-name="P2"><text:span text:style-name="T6">095955.28 N 0841145.81W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T6">OC310</text:span></text:p>
          </table:table-cell>
          <table:table-cell table:style-name="Tabla6.A1" office:value-type="string">
            <text:p text:style-name="P2"><text:span text:style-name="T6">095236.5N <text:s text:c="2"/>0843117.0W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ACION GIS 02</meta:initial-creator>
    <meta:editing-cycles>26</meta:editing-cycles>
    <meta:creation-date>2012-11-21T22:58:00</meta:creation-date>
    <dc:date>2015-03-06T16:30:57.980000000</dc:date>
    <meta:editing-duration>PT1H38M24S</meta:editing-duration>
    <meta:generator>LibreOffice/4.3.5.2$Windows_x86 LibreOffice_project/3a87456aaa6a95c63eea1c1b3201acedf0751bd5</meta:generator>
    <meta:document-statistic meta:table-count="6" meta:image-count="0" meta:object-count="0" meta:page-count="2" meta:paragraph-count="265" meta:word-count="489" meta:character-count="2343" meta:non-whitespace-character-count="2039"/>
    <meta:user-defined meta:name="AppVersion">12.0000</meta:user-defined>
    <meta:user-defined meta:name="Company">COCES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